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5in" fo:margin-top="0in" fo:margin-bottom="0in" table:align="left" style:writing-mode="lr-tb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2.1854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75in" fo:margin-top="0in" fo:margin-bottom="0in" table:align="left" style:writing-mode="lr-tb"/>
    </style:style>
    <style:style style:name="Table2.A" style:family="table-column">
      <style:table-column-properties style:column-width="1.1833in"/>
    </style:style>
    <style:style style:name="Table2.B" style:family="table-column">
      <style:table-column-properties style:column-width="2.1854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81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10" style:family="table-row">
      <style:table-row-properties style:min-row-height="0.2458in" fo:keep-together="auto"/>
    </style:style>
    <style:style style:name="P1" style:family="paragraph" style:parent-style-name="Standard">
      <style:text-properties officeooo:paragraph-rsid="000074da"/>
    </style:style>
    <style:style style:name="P2" style:family="paragraph" style:parent-style-name="Standard">
      <style:text-properties officeooo:paragraph-rsid="0001f58a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074da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01f58a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officeooo:paragraph-rsid="000074da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officeooo:paragraph-rsid="0001f58a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officeooo:paragraph-rsid="0003076a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0074da" officeooo:paragraph-rsid="000074da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074da" officeooo:paragraph-rsid="0001f58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18c5b" officeooo:paragraph-rsid="00018c5b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18c5b" officeooo:paragraph-rsid="0001f58a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01f58a" officeooo:paragraph-rsid="0001f58a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03d1f2" officeooo:paragraph-rsid="0003d1f2"/>
    </style:style>
    <style:style style:name="P14" style:family="paragraph" style:parent-style-name="Text_20_body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74da" style:font-size-asian="12pt" style:font-size-complex="12pt"/>
    </style:style>
    <style:style style:name="T3" style:family="text">
      <style:text-properties fo:font-size="12pt" officeooo:rsid="00018c5b" style:font-size-asian="12pt" style:font-size-complex="12pt"/>
    </style:style>
    <style:style style:name="T4" style:family="text">
      <style:text-properties officeooo:rsid="0003076a"/>
    </style:style>
    <style:style style:name="T5" style:family="text">
      <style:text-properties officeooo:rsid="0003d1f2"/>
    </style:style>
    <style:style style:name="T6" style:family="text">
      <style:text-properties officeooo:rsid="0006a4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1">Test Scenario</text:span></text:p>
          </table:table-cell>
          <table:table-cell table:style-name="Table1.A1" office:value-type="string">
            <text:p text:style-name="P3"><text:span text:style-name="T1">Test Steps</text:span></text:p>
          </table:table-cell>
          <table:table-cell table:style-name="Table1.A1" office:value-type="string">
            <text:p text:style-name="P3"><text:span text:style-name="T1">Expected Results</text:span></text:p>
          </table:table-cell>
          <table:table-cell table:style-name="Table1.A1" office:value-type="string">
            <text:p text:style-name="P3"><text:span text:style-name="T1">Actual Result</text:span></text:p>
          </table:table-cell>
          <table:table-cell table:style-name="Table1.A1" office:value-type="string">
            <text:p text:style-name="P3"><text:span text:style-name="T1">Pass/Fai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C1: </text:span><text:span text:style-name="T2">Authentication credentials should not be displayed in plain text</text:span></text:p>
          </table:table-cell>
          <table:table-cell table:style-name="Table1.A1" office:value-type="string">
            <text:p text:style-name="P8"><text:span text:style-name="T1">Download OWASP ZAP 2.9.0</text:span></text:p>
          </table:table-cell>
          <table:table-cell table:style-name="Table1.A1" office:value-type="string">
            <text:p text:style-name="P8"><text:span text:style-name="T1">OWASP ZAP 2.9.0 is downloaded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1">Open the OWASP ZAP 2.9.0 application</text:span></text:p>
          </table:table-cell>
          <table:table-cell table:style-name="Table1.A1" office:value-type="string">
            <text:p text:style-name="P8"><text:span text:style-name="T1">Application is open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1">Go to Tools, click option and select local proxies</text:span></text:p>
          </table:table-cell>
          <table:table-cell table:style-name="Table1.A1" office:value-type="string">
            <text:p text:style-name="P8"><text:span text:style-name="T2">L</text:span><text:span text:style-name="T1">ocal Host is set to 8080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3">Open</text:span><text:span text:style-name="T1"> Firefox browser </text:span><text:span text:style-name="T3">and enter url http://clinic.doveryai-no-proveryai.com:9966/petclinic/swagger-ui.html</text:span></text:p>
          </table:table-cell>
          <table:table-cell table:style-name="Table1.A1" office:value-type="string">
            <text:p text:style-name="P10"><text:span text:style-name="T1">Web page is open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1"/>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0">Enter usersname (admin) and password (admin)</text:p>
          </table:table-cell>
          <table:table-cell table:style-name="Table1.A6" office:value-type="string">
            <text:p text:style-name="P12">Zap tool will recognize the page I open and perform passive scanning</text:p>
          </table:table-cell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2">Click Alert button to check the flags</text:p>
          </table:table-cell>
          <table:table-cell table:style-name="Table1.A6" office:value-type="string">
            <text:p text:style-name="P12">Alerts are categorized as High, Medium, Low and Informational</text:p>
          </table:table-cell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2">Click High alert flag for information <text:s/>(Authentication Credentials)</text:p>
          </table:table-cell>
          <table:table-cell table:style-name="Table1.A6" office:value-type="string">
            <text:p text:style-name="P12">Description of flag is displayed</text:p>
          </table:table-cell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2">Fail</text:p>
            <text:p text:style-name="P12">Authentication credentials (username and password)is displayed in pla<text:span text:style-name="T6">in</text:span> tex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<text:span text:style-name="T1">Test Scenario</text:span></text:p>
          </table:table-cell>
          <table:table-cell table:style-name="Table2.A1" office:value-type="string">
            <text:p text:style-name="P4"><text:span text:style-name="T1">Test Steps</text:span></text:p>
          </table:table-cell>
          <table:table-cell table:style-name="Table2.A1" office:value-type="string">
            <text:p text:style-name="P4"><text:span text:style-name="T1">Expected Results</text:span></text:p>
          </table:table-cell>
          <table:table-cell table:style-name="Table2.A1" office:value-type="string">
            <text:p text:style-name="P4"><text:span text:style-name="T1">Actual Result</text:span></text:p>
          </table:table-cell>
          <table:table-cell table:style-name="Table2.A1" office:value-type="string">
            <text:p text:style-name="P4"><text:span text:style-name="T1">Pass/Fail</text:span></text:p>
          </table:table-cell>
        </table:table-row>
        <table:table-row table:style-name="Table2.1">
          <table:table-cell table:style-name="Table2.A1" office:value-type="string">
            <text:p text:style-name="P7">TC<text:span text:style-name="T4">2</text:span>: <text:span text:style-name="T5">Web page should not contain hidden files</text:span></text:p>
          </table:table-cell>
          <table:table-cell table:style-name="Table2.A1" office:value-type="string">
            <text:p text:style-name="P9"><text:span text:style-name="T1">Open the OWASP ZAP 2.9.0 application</text:span></text:p>
          </table:table-cell>
          <table:table-cell table:style-name="Table2.A1" office:value-type="string">
            <text:p text:style-name="P9"><text:span text:style-name="T1">Application is open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<text:span text:style-name="T1">Go to Tools, click option and select local proxies</text:span></text:p>
          </table:table-cell>
          <table:table-cell table:style-name="Table2.A1" office:value-type="string">
            <text:p text:style-name="P9"><text:span text:style-name="T1">Local Host is set to 8080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<text:span text:style-name="T3">Open</text:span><text:span text:style-name="T1"> Firefox browser </text:span><text:span text:style-name="T3">and enter url https://clinic.doveryai-no-proveryai.com</text:span></text:p>
          </table:table-cell>
          <table:table-cell table:style-name="Table2.A1" office:value-type="string">
            <text:p text:style-name="P11"><text:span text:style-name="T1">Web page is open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><text:span text:style-name="T1"/></text:p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1">Enter usersname (admin) and password (admin)</text:p>
          </table:table-cell>
          <table:table-cell table:style-name="Table2.A5" office:value-type="string">
            <text:p text:style-name="P12">Zap tool will recognize the page I open and perform passive scanning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Click on Sites </text:p>
          </table:table-cell>
          <table:table-cell table:style-name="Table2.A5" office:value-type="string">
            <text:p text:style-name="P13">Web page that has <text:s/>been recorded for scanning will be displayed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Select the url <text:a xlink:type="simple" xlink:href="https://clinic.doveryai-no-proveryai.com:443/" text:style-name="Internet_20_link" text:visited-style-name="Visited_20_Internet_20_Link">https://clinic.doveryai-no-proveryai.com:443/</text:a> and right click</text:p>
          </table:table-cell>
          <table:table-cell table:style-name="Table2.A5" office:value-type="string">
            <text:p text:style-name="P13">Options will appear to perform task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2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Select attack and click Forced Browse Directory (and Children) and select the </text:p>
          </table:table-cell>
          <table:table-cell table:style-name="Table2.A5" office:value-type="string">
            <text:p text:style-name="P13">Forced browse is selected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2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Select List to choose the directory and click start</text:p>
          </table:table-cell>
          <table:table-cell table:style-name="Table2.A5" office:value-type="string">
            <text:p text:style-name="P13">It will start scanning for all the directory associated with the url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2"/>
          </table:table-cell>
        </table:table-row>
        <table:table-row table:style-name="Table2.10"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Scanning is completed</text:p>
          </table:table-cell>
          <table:table-cell table:style-name="Table2.A5" office:value-type="string">
            <text:p text:style-name="P13">No hidden files are found</text:p>
          </table:table-cell>
          <table:table-cell table:style-name="Table2.A5" office:value-type="string">
            <text:p text:style-name="P6"/>
          </table:table-cell>
          <table:table-cell table:style-name="Table2.A5" office:value-type="string">
            <text:p text:style-name="P13">Pas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2" style:display-name="ListLabel 2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06:35.259000000</meta:creation-date>
    <dc:date>2020-04-22T16:05:57.424000000</dc:date>
    <meta:editing-duration>PT6M14S</meta:editing-duration>
    <meta:editing-cycles>2</meta:editing-cycles>
    <meta:generator>Trio_Office/6.2.8.2$Windows_x86 LibreOffice_project/</meta:generator>
    <meta:document-statistic meta:table-count="2" meta:image-count="0" meta:object-count="0" meta:page-count="2" meta:paragraph-count="47" meta:word-count="263" meta:character-count="1723" meta:non-whitespace-character-count="1503"/>
  </office:meta>
</office:document-meta>
</file>